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37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2.7445in"/>
    </style:style>
    <style:style style:name="co5" style:family="table-column">
      <style:table-column-properties fo:break-before="auto" style:column-width="2.5409in"/>
    </style:style>
    <style:style style:name="co6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laude.guide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3.46" calcext:value-type="float">
            <text:p>13.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.65" calcext:value-type="float">
            <text:p>12.65</text:p>
          </table:table-cell>
          <table:table-cell/>
          <table:table-cell table:formula="of:=MIN([.E3:.E11])" office:value-type="float" office:value="12.27" calcext:value-type="float">
            <text:p>12.27</text:p>
          </table:table-cell>
          <table:table-cell table:formula="of:=AVERAGE([.G3:.G44])" office:value-type="float" office:value="13.056" calcext:value-type="float">
            <text:p>13.056</text:p>
          </table:table-cell>
          <table:table-cell table:formula="of:=[.E2]/[.H3]" office:value-type="float" office:value="1.03094362745098" calcext:value-type="float">
            <text:p>1.03094362745098</text:p>
          </table:table-cell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.27" calcext:value-type="float">
            <text:p>12.27</text:p>
          </table:table-cell>
          <table:table-cell table:number-columns-repeated="2"/>
          <table:table-cell table:formula="of:=MIN([.G3:.G47])" office:value-type="float" office:value="12.27" calcext:value-type="float">
            <text:p>12.27</text:p>
          </table:table-cell>
          <table:table-cell table:formula="of:=[.E2]/[.H4]" office:value-type="float" office:value="1.09698451507742" calcext:value-type="float">
            <text:p>1.09698451507742</text:p>
          </table:table-cell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.05" calcext:value-type="float">
            <text:p>13.05</text:p>
          </table:table-cell>
          <table:table-cell table:number-columns-repeated="2"/>
          <table:table-cell table:formula="of:=COUNT([.G3:.G71]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.75" calcext:value-type="float">
            <text:p>12.75</text:p>
          </table:table-cell>
          <table:table-cell table:number-columns-repeated="2"/>
          <table:table-cell table:formula="of:=COUNT([.E3:.E52])" office:value-type="float" office:value="42" calcext:value-type="float">
            <text:p>42</text:p>
          </table:table-cell>
          <table:table-cell table:formula="of:=42/60"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bt6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.84" calcext:value-type="float">
            <text:p>12.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.32" calcext:value-type="float">
            <text:p>14.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.47" calcext:value-type="float">
            <text:p>13.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9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58" calcext:value-type="float">
            <text:p>20.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10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2.89" calcext:value-type="float">
            <text:p>22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t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.19" calcext:value-type="float">
            <text:p>15.19</text:p>
          </table:table-cell>
          <table:table-cell/>
          <table:table-cell table:formula="of:=MIN([.E13:.E21])" office:value-type="float" office:value="15.19" calcext:value-type="float">
            <text:p>1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.41" calcext:value-type="float">
            <text:p>16.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1" calcext:value-type="float">
            <text:p>2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1.7" calcext:value-type="float">
            <text:p>21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3.39" calcext:value-type="float">
            <text:p>23.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6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1.52" calcext:value-type="float">
            <text:p>21.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.93" calcext:value-type="float">
            <text:p>15.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9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10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.46" calcext:value-type="float">
            <text:p>16.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t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.94" calcext:value-type="float">
            <text:p>14.94</text:p>
          </table:table-cell>
          <table:table-cell/>
          <table:table-cell table:formula="of:=MIN([.E23:.E31])" office:value-type="float" office:value="12.55" calcext:value-type="float">
            <text:p>12.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1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.55" calcext:value-type="float">
            <text:p>12.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69" calcext:value-type="float">
            <text:p>20.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.1" calcext:value-type="float">
            <text:p>19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6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9" calcext:value-type="float">
            <text:p>20.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.47" calcext:value-type="float">
            <text:p>19.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.43" calcext:value-type="float">
            <text:p>16.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9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3.51" calcext:value-type="float">
            <text:p>23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10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t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.44" calcext:value-type="float">
            <text:p>14.44</text:p>
          </table:table-cell>
          <table:table-cell/>
          <table:table-cell table:formula="of:=MIN([.E33:.E39])" office:value-type="float" office:value="12.81" calcext:value-type="float">
            <text:p>12.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.84" calcext:value-type="float">
            <text:p>13.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.74" calcext:value-type="float">
            <text:p>13.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.81" calcext:value-type="float">
            <text:p>12.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.42" calcext:value-type="float">
            <text:p>13.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.76" calcext:value-type="float">
            <text:p>15.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10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t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table:formula="of:=MIN([.E41:.E48])" office:value-type="float" office:value="12.46" calcext:value-type="float">
            <text:p>12.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1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.46" calcext:value-type="float">
            <text:p>12.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.45" calcext:value-type="float">
            <text:p>16.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.52" calcext:value-type="float">
            <text:p>15.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6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.89" calcext:value-type="float">
            <text:p>16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.01" calcext:value-type="float">
            <text:p>16.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.81" calcext:value-type="float">
            <text:p>15.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10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.48" calcext:value-type="float">
            <text:p>16.48</text:p>
          </table:table-cell>
          <table:table-cell table:number-columns-repeated="4"/>
        </table:table-row>
      </table:table>
      <table:table table:name="claude.unguided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pt4o.guided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3.46" calcext:value-type="float">
            <text:p>13.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7.92" calcext:value-type="float">
            <text:p>37.92</text:p>
          </table:table-cell>
          <table:table-cell/>
          <table:table-cell table:formula="of:=MIN([.E3:.E8])" office:value-type="float" office:value="19.34" calcext:value-type="float">
            <text:p>19.34</text:p>
          </table:table-cell>
          <table:table-cell table:formula="of:=AVERAGE([.G3:.G46])" office:value-type="float" office:value="21.538" calcext:value-type="float">
            <text:p>21.538</text:p>
          </table:table-cell>
          <table:table-cell table:formula="of:=[.E2]/[.H3]" office:value-type="float" office:value="0.624941963042065" calcext:value-type="float">
            <text:p>0.624941963042065</text:p>
          </table:table-cell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09" calcext:value-type="float">
            <text:p>20.09</text:p>
          </table:table-cell>
          <table:table-cell table:number-columns-repeated="2"/>
          <table:table-cell table:formula="of:=MIN([.G3:.G47])" office:value-type="float" office:value="17.24" calcext:value-type="float">
            <text:p>17.24</text:p>
          </table:table-cell>
          <table:table-cell table:formula="of:=[.E2]/[.H4]" office:value-type="float" office:value="0.780742459396752" calcext:value-type="float">
            <text:p>0.780742459396752</text:p>
          </table:table-cell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.34" calcext:value-type="float">
            <text:p>19.34</text:p>
          </table:table-cell>
          <table:table-cell table:number-columns-repeated="2"/>
          <table:table-cell table:formula="of:=COUNT([.G3:.G48]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6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.87" calcext:value-type="float">
            <text:p>19.87</text:p>
          </table:table-cell>
          <table:table-cell table:number-columns-repeated="2"/>
          <table:table-cell table:formula="of:=COUNT([.E3:.E49])" office:value-type="float" office:value="26" calcext:value-type="float">
            <text:p>26</text:p>
          </table:table-cell>
          <table:table-cell table:formula="of:=26/60" office:value-type="float" office:value="0.433333333333333" calcext:value-type="float">
            <text:p>0.433333333333333</text:p>
          </table:table-cell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05" calcext:value-type="float">
            <text:p>2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.85" calcext:value-type="float">
            <text:p>19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t1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2.15" calcext:value-type="float">
            <text:p>22.15</text:p>
          </table:table-cell>
          <table:table-cell/>
          <table:table-cell table:formula="of:=MIN([.E10:.E15])" office:value-type="float" office:value="17.24" calcext:value-type="float">
            <text:p>17.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.24" calcext:value-type="float">
            <text:p>17.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.36" calcext:value-type="float">
            <text:p>17.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57" calcext:value-type="float">
            <text:p>20.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6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3.26" calcext:value-type="float">
            <text:p>23.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.11" calcext:value-type="float">
            <text:p>32.11</text:p>
          </table:table-cell>
          <table:table-cell/>
          <table:table-cell table:formula="of:=MIN([.E17:.E24])" office:value-type="float" office:value="25.27" calcext:value-type="float">
            <text:p>25.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.83" calcext:value-type="float">
            <text:p>25.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.07" calcext:value-type="float">
            <text:p>34.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.4" calcext:value-type="float">
            <text:p>3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.27" calcext:value-type="float">
            <text:p>25.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.38" calcext:value-type="float">
            <text:p>25.38</text:p>
          </table:table-cell>
          <table:table-cell/>
          <table:table-cell table:formula="of:=MIN([.E24:.E27])" office:value-type="float" office:value="24.49" calcext:value-type="float">
            <text:p>24.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6.5" calcext:value-type="float">
            <text:p>26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6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4.49" calcext:value-type="float">
            <text:p>24.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10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8.97" calcext:value-type="float">
            <text:p>28.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t1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1.97" calcext:value-type="float">
            <text:p>21.97</text:p>
          </table:table-cell>
          <table:table-cell/>
          <table:table-cell table:formula="of:=MIN([.E29:.E33])" office:value-type="float" office:value="21.35" calcext:value-type="float">
            <text:p>21.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.86" calcext:value-type="float">
            <text:p>25.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.78" calcext:value-type="float">
            <text:p>25.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1.35" calcext:value-type="float">
            <text:p>21.35</text:p>
          </table:table-cell>
          <table:table-cell table:number-columns-repeated="4"/>
        </table:table-row>
      </table:table>
      <table:table table:name="gpt4o.unguided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3.88" calcext:value-type="float">
            <text:p>13.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9.16" calcext:value-type="float">
            <text:p>39.16</text:p>
          </table:table-cell>
          <table:table-cell/>
          <table:table-cell table:formula="of:=MIN([.E3:.E11])" office:value-type="float" office:value="23.88" calcext:value-type="float">
            <text:p>23.88</text:p>
          </table:table-cell>
          <table:table-cell table:formula="of:=AVERAGE([.G3:.G46])" office:value-type="float" office:value="23.0766666666667" calcext:value-type="float">
            <text:p>23.0766666666667</text:p>
          </table:table-cell>
          <table:table-cell table:formula="of:=[.E2]/[.H3]" office:value-type="float" office:value="0.601473349703886" calcext:value-type="float">
            <text:p>0.601473349703886</text:p>
          </table:table-cell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.53" calcext:value-type="float">
            <text:p>34.53</text:p>
          </table:table-cell>
          <table:table-cell table:number-columns-repeated="2"/>
          <table:table-cell table:formula="of:=MIN([.G3:.G47])" office:value-type="float" office:value="13.33" calcext:value-type="float">
            <text:p>13.33</text:p>
          </table:table-cell>
          <table:table-cell table:formula="of:=[.E2]/[.H4]" office:value-type="float" office:value="1.04126031507877" calcext:value-type="float">
            <text:p>1.04126031507877</text:p>
          </table:table-cell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0.56" calcext:value-type="float">
            <text:p>40.56</text:p>
          </table:table-cell>
          <table:table-cell table:number-columns-repeated="2"/>
          <table:table-cell table:formula="of:=COUNT([.G3:.G48]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3.88" calcext:value-type="float">
            <text:p>23.88</text:p>
          </table:table-cell>
          <table:table-cell table:number-columns-repeated="2"/>
          <table:table-cell table:formula="of:=COUNT([.E3:.E49])" office:value-type="float" office:value="36" calcext:value-type="float">
            <text:p>36</text:p>
          </table:table-cell>
          <table:table-cell table:formula="of:=36/60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bt6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4.78" calcext:value-type="float">
            <text:p>24.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4.93" calcext:value-type="float">
            <text:p>24.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9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.82" calcext:value-type="float">
            <text:p>32.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10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.68" calcext:value-type="float">
            <text:p>31.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t1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8.55" calcext:value-type="float">
            <text:p>28.55</text:p>
          </table:table-cell>
          <table:table-cell/>
          <table:table-cell table:formula="of:=MIN([.E13:.E20])" office:value-type="float" office:value="26.61" calcext:value-type="float">
            <text:p>26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8.58" calcext:value-type="float">
            <text:p>28.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3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7.75" calcext:value-type="float">
            <text:p>27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8.56" calcext:value-type="float">
            <text:p>28.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.1" calcext:value-type="float">
            <text:p>29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6.61" calcext:value-type="float">
            <text:p>26.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7.63" calcext:value-type="float">
            <text:p>27.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10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.7" calcext:value-type="float">
            <text:p>33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t1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8.56" calcext:value-type="float">
            <text:p>38.56</text:p>
          </table:table-cell>
          <table:table-cell/>
          <table:table-cell table:formula="of:=MIN([.E22:.E25])" office:value-type="float" office:value="33.91" calcext:value-type="float">
            <text:p>33.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.61" calcext:value-type="float">
            <text:p>34.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6.32" calcext:value-type="float">
            <text:p>36.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.91" calcext:value-type="float">
            <text:p>33.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3.47" calcext:value-type="float">
            <text:p>23.47</text:p>
          </table:table-cell>
          <table:table-cell/>
          <table:table-cell table:formula="of:=MIN([.E27:.E30])" office:value-type="float" office:value="20.23" calcext:value-type="float">
            <text:p>20.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7.32" calcext:value-type="float">
            <text:p>27.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4.36" calcext:value-type="float">
            <text:p>24.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9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23" calcext:value-type="float">
            <text:p>20.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t2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table:formula="of:=MIN([.E32:.E38])" office:value-type="float" office:value="13.33" calcext:value-type="float">
            <text:p>13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.33" calcext:value-type="float">
            <text:p>13.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7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3.19" calcext:value-type="float">
            <text:p>23.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9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5.49" calcext:value-type="float">
            <text:p>35.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10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.46" calcext:value-type="float">
            <text:p>32.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bt4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table:formula="of:=MIN([.E40:.E43])"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t5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6.87" calcext:value-type="float">
            <text:p>26.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8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2.45" calcext:value-type="float">
            <text:p>22.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t9.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85" calcext:value-type="float">
            <text:p>20.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6:53:56.442631324</meta:creation-date>
    <dc:date>2024-12-17T14:52:34.468966496</dc:date>
    <meta:editing-duration>PT7H17M57S</meta:editing-duration>
    <meta:editing-cycles>8</meta:editing-cycles>
    <meta:generator>LibreOffice/7.4.7.2$Linux_X86_64 LibreOffice_project/40$Build-2</meta:generator>
    <meta:document-statistic meta:table-count="4" meta:cell-count="366" meta:object-count="0"/>
  </office:meta>
</office:document-meta>
</file>